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7">
      <style:text-properties fo:font-weight="normal" style:font-weight-asian="normal" style:font-weight-complex="normal"/>
    </style:style>
    <style:style style:name="P11" style:family="paragraph" style:parent-style-name="Standard" style:list-style-name="L8">
      <style:text-properties fo:font-weight="normal" style:font-weight-asian="normal" style:font-weight-complex="normal"/>
    </style:style>
    <style:style style:name="P12" style:family="paragraph" style:parent-style-name="Standard" style:list-style-name="L11">
      <style:text-properties fo:font-weight="normal" style:font-weight-asian="normal" style:font-weight-complex="normal"/>
    </style:style>
    <style:style style:name="P13" style:family="paragraph" style:parent-style-name="Standard" style:list-style-name="L14">
      <style:text-properties fo:font-weight="normal" style:font-weight-asian="normal" style:font-weight-complex="normal"/>
    </style:style>
    <style:style style:name="P14" style:family="paragraph" style:parent-style-name="Standard" style:list-style-name="L16">
      <style:text-properties fo:font-weight="normal" style:font-weight-asian="normal" style:font-weight-complex="normal"/>
    </style:style>
    <style:style style:name="P15" style:family="paragraph" style:parent-style-name="Standard" style:list-style-name="L21">
      <style:text-properties fo:font-weight="normal" style:font-weight-asian="normal" style:font-weight-complex="normal"/>
    </style:style>
    <style:style style:name="P16" style:family="paragraph" style:parent-style-name="Standard" style:list-style-name="L23">
      <style:text-properties fo:font-weight="normal" style:font-weight-asian="normal" style:font-weight-complex="normal"/>
    </style:style>
    <style:style style:name="P17" style:family="paragraph" style:parent-style-name="Standard" style:list-style-name="L25">
      <style:text-properties fo:font-weight="normal" style:font-weight-asian="normal" style:font-weight-complex="normal"/>
    </style:style>
    <style:style style:name="P18" style:family="paragraph" style:parent-style-name="Standard" style:list-style-name="L26">
      <style:text-properties fo:font-weight="normal" style:font-weight-asian="normal" style:font-weight-complex="normal"/>
    </style:style>
    <style:style style:name="P19" style:family="paragraph" style:parent-style-name="Standard" style:list-style-name="L27">
      <style:text-properties fo:font-weight="normal" style:font-weight-asian="normal" style:font-weight-complex="normal"/>
    </style:style>
    <style:style style:name="P20" style:family="paragraph" style:parent-style-name="Standard" style:list-style-name="L28">
      <style:text-properties fo:font-weight="normal"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list-style-name="L9">
      <style:text-properties fo:font-weight="bold" style:font-weight-asian="bold" style:font-weight-complex="bold"/>
    </style:style>
    <style:style style:name="P23" style:family="paragraph" style:parent-style-name="Standard" style:list-style-name="L10">
      <style:text-properties fo:font-weight="bold" style:font-weight-asian="bold" style:font-weight-complex="bold"/>
    </style:style>
    <style:style style:name="P24" style:family="paragraph" style:parent-style-name="Standard" style:list-style-name="L12">
      <style:text-properties fo:font-weight="bold" style:font-weight-asian="bold" style:font-weight-complex="bold"/>
    </style:style>
    <style:style style:name="P25" style:family="paragraph" style:parent-style-name="Standard" style:list-style-name="L13">
      <style:text-properties fo:font-weight="bold" style:font-weight-asian="bold" style:font-weight-complex="bold"/>
    </style:style>
    <style:style style:name="P26" style:family="paragraph" style:parent-style-name="Standard" style:list-style-name="L15">
      <style:text-properties fo:font-weight="bold" style:font-weight-asian="bold" style:font-weight-complex="bold"/>
    </style:style>
    <style:style style:name="P27" style:family="paragraph" style:parent-style-name="Standard" style:list-style-name="L17">
      <style:text-properties fo:font-weight="bold" style:font-weight-asian="bold" style:font-weight-complex="bold"/>
    </style:style>
    <style:style style:name="P28" style:family="paragraph" style:parent-style-name="Standard" style:list-style-name="L18">
      <style:text-properties fo:font-weight="bold" style:font-weight-asian="bold" style:font-weight-complex="bold"/>
    </style:style>
    <style:style style:name="P29" style:family="paragraph" style:parent-style-name="Standard" style:list-style-name="L20">
      <style:text-properties fo:font-weight="bold" style:font-weight-asian="bold" style:font-weight-complex="bold"/>
    </style:style>
    <style:style style:name="P30" style:family="paragraph" style:parent-style-name="Standard" style:list-style-name="L22">
      <style:text-properties fo:font-weight="bold" style:font-weight-asian="bold" style:font-weight-complex="bold"/>
    </style:style>
    <style:style style:name="P31" style:family="paragraph" style:parent-style-name="Standard" style:list-style-name="L24">
      <style:text-properties fo:font-weight="bold" style:font-weight-asian="bold" style:font-weight-complex="bold"/>
    </style:style>
    <style:style style:name="P32" style:family="paragraph" style:parent-style-name="Standard" style:list-style-name="L29">
      <style:text-properties fo:font-weight="bold" style:font-weight-asian="bold" style:font-weight-complex="bold"/>
    </style:style>
    <style:style style:name="P33" style:family="paragraph" style:parent-style-name="Standard" style:list-style-name="L3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5.1 Link Layer: Introduction and servicesNodes = computers or routers</text:p>
      <text:p text:style-name="Standard">links = the links between all these nodes</text:p>
      <text:p text:style-name="Standard"/>
      <text:p text:style-name="P2">The services provided by the link layer</text:p>
      <text:p text:style-name="P2">frames = units of data exchanged by link layer protocol</text:p>
      <text:p text:style-name="P2">Examples of link layer protocols: Ethernet, WiFi, token ring and PPP</text:p>
      <text:p text:style-name="P2"><text:line-break/>Link layer protocol encapsulates network layer</text:p>
      <text:p text:style-name="P2">On the link layer only direct links are used for sending fro source to destination and every time different services are used:</text:p>
      <text:p text:style-name="P2"/>
      <text:list xml:id="list273238591" text:style-name="L1">
        <text:list-item>
          <text:p text:style-name="P4">Framing: Placing a header (and trail) to the network datagram</text:p>
        </text:list-item>
        <text:list-item>
          <text:p text:style-name="P4">Link Access. In case of multiple active nodes <text:s/>the MAC protocol is used to give the right link access ( Medium Access Control)</text:p>
        </text:list-item>
        <text:list-item>
          <text:p text:style-name="P4">Reliable delivery. Works the same way as TCP in case of reliable delivery. Is important in cases like wireless, but has too much overhead in case of wired transmission. Is used so that not at the TCP level alone the errors can be detected</text:p>
        </text:list-item>
        <text:list-item>
          <text:p text:style-name="P4">Flow control. Not overwhelming the receiver with too much data, just like in the transport layer</text:p>
        </text:list-item>
        <text:list-item>
          <text:p text:style-name="P4">Error detection. Bit checking to be certain no errors occurred. In case of transport layer en network layer this is done by checksum, but in case of link layer this is more sophisticated</text:p>
        </text:list-item>
        <text:list-item>
          <text:p text:style-name="P4">Error correction.</text:p>
        </text:list-item>
        <text:list-item>
          <text:p text:style-name="P4">Half duplex and full duplex. Full duplex = both sides can transmit at the same time. Half duplex: <text:s/>A node cannot both transmit and receive at the same time</text:p>
        </text:list-item>
      </text:list>
      <text:p text:style-name="P2"/>
      <text:p text:style-name="P2">Most services are the same as on the transport layer . Differences:</text:p>
      <text:p text:style-name="P2">-Reliable data is now not tested between end to end hosts but on a single link</text:p>
      <text:p text:style-name="P2">-Same for flow control; only between links in case of the link layer</text:p>
      <text:p text:style-name="P2"/>
      <text:list xml:id="list1610816214" text:style-name="L2">
        <text:list-item>
          <text:list>
            <text:list-item>
              <text:list>
                <text:list-item>
                  <text:p text:style-name="P5">Where is the link layer implemented?</text:p>
                </text:list-item>
              </text:list>
            </text:list-item>
          </text:list>
        </text:list-item>
      </text:list>
      <text:p text:style-name="P2">Link layer is implemented on the NIC ( Network Interface Card). So functionality is mostly in hardware. Software side = receiving the datagram from the network layer, assembling addressing information for the link layer, activating the controller hardware. On the receiving software side= responds to interrupts from the controller(reception from frames)m handling errors and sending to the network layer</text:p>
      <text:p text:style-name="P2"/>
      <text:list xml:id="list1539834055" text:style-name="L3">
        <text:list-item>
          <text:list>
            <text:list-item>
              <text:p text:style-name="P6">Multiple Access Protocols</text:p>
            </text:list-item>
          </text:list>
        </text:list-item>
      </text:list>
      <text:p text:style-name="P2">Multiple access problem = How to send a packet to multiple nodes (by broadcast)</text:p>
      <text:p text:style-name="P2">Multiple Access Protocol = Rules with which nodes regulate their <text:s/>transmission into the shared broadcast channel.</text:p>
      <text:p text:style-name="P2">In case of a collission all messages are lost ( cause they got entangled)</text:p>
      <text:p text:style-name="P2"/>
      <text:p text:style-name="P2">For Multiple accress protocols . If <text:s/>a broadcast channel has a rate of R bps than:</text:p>
      <text:list xml:id="list1929035597" text:style-name="L4">
        <text:list-item>
          <text:p text:style-name="P7">When only one node is sending, than that node has a throughput of R bps</text:p>
        </text:list-item>
        <text:list-item>
          <text:p text:style-name="P7">When M nodes have data to send the throughput for each node is R/M</text:p>
        </text:list-item>
        <text:list-item>
          <text:p text:style-name="P7">There is no master node that represents a single point of failure for the network</text:p>
        </text:list-item>
        <text:list-item>
          <text:p text:style-name="P7">it should be simple</text:p>
        </text:list-item>
      </text:list>
      <text:p text:style-name="P2"/>
      <text:p text:style-name="P2">Three categories: Channel partitioning protocols, Random Access Protocols, Taking turns protocols</text:p>
      <text:p text:style-name="P2"/>
      <text:list xml:id="list1685320421" text:style-name="L5">
        <text:list-item>
          <text:list>
            <text:list-item>
              <text:list>
                <text:list-item>
                  <text:p text:style-name="P8">Channeling partitioning protocols</text:p>
                </text:list-item>
              </text:list>
            </text:list-item>
          </text:list>
        </text:list-item>
      </text:list>
      <text:p text:style-name="P2">WDM and TDM (You already know about these!</text:p>
      <text:p text:style-name="P2"><text:soft-page-break/></text:p>
      <text:p text:style-name="P2"/>
      <text:list xml:id="list1267176822" text:continue-numbering="true" text:style-name="L5">
        <text:list-item>
          <text:list>
            <text:list-item>
              <text:list>
                <text:list-item>
                  <text:p text:style-name="P8">Random Access Protocols</text:p>
                </text:list-item>
              </text:list>
            </text:list-item>
          </text:list>
        </text:list-item>
      </text:list>
      <text:p text:style-name="P2">A transmitting node always transmits on full rate. If threre is a collision, each node waits for a random amount of time after which they start rapidly retransmitting the collisioned packets. Because of the random delays one of the colliders will now be able to sneak in its packets before the other</text:p>
      <text:p text:style-name="P2"/>
      <text:p text:style-name="P1">Slotted ALOHA</text:p>
      <text:p text:style-name="P2">Simple random access protocol</text:p>
      <text:list xml:id="list1181367643" text:style-name="L6">
        <text:list-item>
          <text:p text:style-name="P9">All frames L bits</text:p>
        </text:list-item>
        <text:list-item>
          <text:p text:style-name="P9">Time is divided in slots of L/R seconds(slot equals time to transmit one frame)</text:p>
        </text:list-item>
        <text:list-item>
          <text:p text:style-name="P9">Nodes transmit only at beginning of slot</text:p>
        </text:list-item>
        <text:list-item>
          <text:p text:style-name="P9">In case of collision all sending nodes use a independent probability if they will send again in the next slot. </text:p>
        </text:list-item>
        <text:list-item>
          <text:p text:style-name="P9">Only succees if one node sends in one timeslot.</text:p>
        </text:list-item>
      </text:list>
      <text:p text:style-name="P2">The chance a given node does transmit and the rest does not = p(1-p)^N-1</text:p>
      <text:p text:style-name="P2">And this in case of all nodes Np(1-p)^N-1</text:p>
      <text:p text:style-name="P2">Succesful tranmission in only 0.37 R </text:p>
      <text:p text:style-name="P2"/>
      <text:p text:style-name="P1">Carrier Senses Multiple Access</text:p>
      <text:list xml:id="list313633935" text:style-name="L8">
        <text:list-item>
          <text:p text:style-name="P11">Listen before speaks <text:span text:style-name="T1">= Carrier Sensing</text:span></text:p>
        </text:list-item>
      </text:list>
      <text:list xml:id="list1256121449" text:style-name="L7">
        <text:list-item>
          <text:p text:style-name="P10">If someone else starts talking at the same time stop talking = <text:span text:style-name="T1">Collision Detection</text:span></text:p>
        </text:list-item>
      </text:list>
      <text:p text:style-name="P2"><text:span text:style-name="T1"/></text:p>
      <text:p text:style-name="P2">because of <text:span text:style-name="T1">propagation delay</text:span> it can be so that two hosts start sending.</text:p>
      <text:p text:style-name="P2"/>
      <text:list xml:id="list1039310763" text:style-name="L9">
        <text:list-item>
          <text:list>
            <text:list-item>
              <text:list>
                <text:list-item>
                  <text:p text:style-name="P22">Taking turns protocol</text:p>
                </text:list-item>
              </text:list>
            </text:list-item>
          </text:list>
        </text:list-item>
      </text:list>
      <text:p text:style-name="P1"><text:span text:style-name="T2">ALOHA and CSMA only use R bytes for every sender</text:span></text:p>
      <text:p text:style-name="P1"><text:span text:style-name="T2">Taking turns uses M/R Bytes</text:span></text:p>
      <text:p text:style-name="P1">Polling protocol<text:span text:style-name="T2">= master node tells each node round robin style the maximum number of frames they can send.</text:span></text:p>
      <text:p text:style-name="P1"><text:span text:style-name="T2">Drawback:</text:span></text:p>
      <text:p text:style-name="P1">Polling delay</text:p>
      <text:p text:style-name="P2">if only one node active not fully use of bandwidth</text:p>
      <text:p text:style-name="P2">We are no longer distributed. If master node fails everything fails.</text:p>
      <text:p text:style-name="P2"/>
      <text:p text:style-name="P1">Token passing protocol</text:p>
      <text:p text:style-name="P2">Token send to all nodes in a route. If node has token it can send but if it has nothing to send it forwards it directly.</text:p>
      <text:p text:style-name="P2"/>
      <text:list xml:id="list994068146" text:style-name="L10">
        <text:list-item>
          <text:list>
            <text:list-item>
              <text:p text:style-name="P23">Link Layer Addressing</text:p>
            </text:list-item>
          </text:list>
        </text:list-item>
      </text:list>
      <text:p text:style-name="P2">MAC addresses are unique to your network adapter and thus your computer. </text:p>
      <text:p text:style-name="P2">IP = Your house address</text:p>
      <text:p text:style-name="P2">MAC = your social security number</text:p>
      <text:p text:style-name="P2">MAC is 6 bytes long</text:p>
      <text:p text:style-name="P2"/>
      <text:list xml:id="list2122565403" text:style-name="L11">
        <text:list-item>
          <text:list>
            <text:list-item>
              <text:list>
                <text:list-item>
                  <text:p text:style-name="P12"><text:span text:style-name="T1">Adress Resolution Protocol (ARP)</text:span></text:p>
                </text:list-item>
              </text:list>
            </text:list-item>
          </text:list>
        </text:list-item>
      </text:list>
      <text:p text:style-name="P2">Need to translate between IP and MAC address some way. </text:p>
      <text:p text:style-name="P2">In case a computer wants to send something to some IP, it uses an ARP table to find the MAC address that belongs to it.</text:p>
      <text:p text:style-name="P2">It is like DNS, but it only wokrs on the same subnet.</text:p>
      <text:p text:style-name="P2">Each node, host or router has an ARP table. Each entry has a TTL and is a mapping from ip to mac. <text:soft-page-break/>Not always up to date and entries could be missing.</text:p>
      <text:p text:style-name="P2"/>
      <text:p text:style-name="P2"/>
      <text:list xml:id="list1407920032" text:style-name="L13">
        <text:list-item>
          <text:list>
            <text:list-item>
              <text:p text:style-name="P25">Ethernet</text:p>
            </text:list-item>
          </text:list>
        </text:list-item>
      </text:list>
      <text:p text:style-name="P2">Most prevalent wired LAN technology</text:p>
      <text:list xml:id="list1279149621" text:style-name="L14">
        <text:list-item>
          <text:p text:style-name="P13">First high speed LANs </text:p>
        </text:list-item>
        <text:list-item>
          <text:p text:style-name="P13">Came early</text:p>
        </text:list-item>
        <text:list-item>
          <text:p text:style-name="P13">Cheap ( in comparision with Token etc.)</text:p>
        </text:list-item>
        <text:list-item>
          <text:p text:style-name="P13">Fought back with higher data rates.</text:p>
        </text:list-item>
      </text:list>
      <text:p text:style-name="P2">Designed by metcalfe and boggs and was designed with coax as a bus; All transmitted frames are processed by all adapters on that bus.</text:p>
      <text:p text:style-name="P2"/>
      <text:p text:style-name="P2">Late 90s: more often a hub based star topology. The hub boosted the bits from frames of one of the nodes and sends it on all interfaces, as a broadcast LAN. If two nodes send at the same time to the hub a collision exists.</text:p>
      <text:p text:style-name="P2"/>
      <text:p text:style-name="P2">In 2000s the hub was replaced with a switch that only works up to layer 2 instead of 3.</text:p>
      <text:p text:style-name="P2"/>
      <text:list xml:id="list1767825779" text:style-name="L15">
        <text:list-item>
          <text:list>
            <text:list-item>
              <text:list>
                <text:list-item>
                  <text:p text:style-name="P26">Ethernet frame structure</text:p>
                </text:list-item>
              </text:list>
            </text:list-item>
          </text:list>
        </text:list-item>
      </text:list>
      <text:p text:style-name="P2">Host A and B on same LAN</text:p>
      <text:p text:style-name="P2">MAC A: AA-AA-AA-AA-AA-AA</text:p>
      <text:p text:style-name="P2">MAC B: BB-BB-BB-BB-BB-BB</text:p>
      <text:p text:style-name="P2"/>
      <text:p text:style-name="P2">6 fields of header:</text:p>
      <text:list xml:id="list1732991037" text:style-name="L16">
        <text:list-item>
          <text:p text:style-name="P14">Data field carries IP datagram. Has Maximum Transimission Unit as its max size. For ethernet 1500 . Minimum 46 bytes(use stuffing)</text:p>
        </text:list-item>
        <text:list-item>
          <text:p text:style-name="P14">Destination address ( 6 bytes: BB-BB-BB-BB)</text:p>
        </text:list-item>
        <text:list-item>
          <text:p text:style-name="P14">Source Address (6 bytes: AA-AA-AA-AA)</text:p>
        </text:list-item>
        <text:list-item>
          <text:p text:style-name="P14">Type Field (2 bytes). Permits Ethernet to multiplex network layer protocols.</text:p>
        </text:list-item>
        <text:list-item>
          <text:p text:style-name="P14">CRC = Cyclic Redundancy Check. Receiver can be allowed to detect bit errors in the frame.</text:p>
        </text:list-item>
        <text:list-item>
          <text:p text:style-name="P14">Preamble (8 bytes) with 7 times the sequence 10101010 and once 10101011 The first 7 to wake up en the eight to sync receiver and sender. This because the send rate is not always exactly the same as the rate of the ethernet.</text:p>
        </text:list-item>
      </text:list>
      <text:p text:style-name="P2"/>
      <text:p text:style-name="P2">Ethernet is unreliable and connectionless. Even tohugh CRC check takes place, no feedbakc is given to what happened with the frame.</text:p>
      <text:p text:style-name="P2"/>
      <text:p text:style-name="P2">When using hub we have broadcast network and need multiple accesss protocol. It uses CSMA/CD</text:p>
      <text:p text:style-name="P2">to be able to detect others transmitting, each node has to measure voltage</text:p>
      <text:p text:style-name="P1">exponential backoff<text:span text:style-name="T2">. The wait after n collisions grows exponential with the number of n collissions.</text:span></text:p>
      <text:p text:style-name="P1"><text:span text:style-name="T2">Because of the exponential backoff and the way that it works there is a limit in the distance between the nodes. Then in case adapter A chooses the lowest value of K after collision it will be the first one to resend and do so without collisions.</text:span></text:p>
      <text:p text:style-name="P1"><text:span text:style-name="T2">Why Exponential backoff and not chosen backoff out of {0,1,2,3,4,5,6,7}? Because at first an adapter does not know how many nodes are involved in the conflict. If there are more adapters involved a larger K would be better.</text:span></text:p>
      <text:p text:style-name="P1"><text:span text:style-name="T2"/></text:p>
      <text:p text:style-name="P1">Jam signal<text:span text:style-name="T2"> so It is clear what is going on</text:span></text:p>
      <text:p text:style-name="P1"><text:span text:style-name="T2"/></text:p>
      <text:p text:style-name="P1"><text:span text:style-name="T2">CSMA also run when sending each packet anew along the network.</text:span></text:p>
      <text:p text:style-name="P1"><text:soft-page-break/><text:span text:style-name="T2"/></text:p>
      <text:p text:style-name="P1">Efficiency of the internet</text:p>
      <text:p text:style-name="P1"/>
      <text:p text:style-name="P2">dprop = maximum propagation time between any two nodes.</text:p>
      <text:p text:style-name="P2">Dtrans = time to transmit a maximum size Ethernet frame</text:p>
      <text:p text:style-name="P2"><text:tab/><text:tab/><text:tab/>1</text:p>
      <text:p text:style-name="P2"><text:s text:c="23"/>-----------------------</text:p>
      <text:p text:style-name="P2">Efficiency= <text:tab/>1 + 5d_prop/dtrans</text:p>
      <text:p text:style-name="P1"><text:span text:style-name="T2"/></text:p>
      <text:p text:style-name="P2">The smaller d_prop and the larger dtrans, the more efficiency approaches 1</text:p>
      <text:p text:style-name="P2">In case dtans is high it will be a long time that the link is doing efficient work.</text:p>
      <text:p text:style-name="P1"/>
      <text:p text:style-name="P2">In todays LAN all is full duplex en broadcasting is something no longer used; there is no need for the MAC protocol.</text:p>
      <text:p text:style-name="P2"/>
      <text:list xml:id="list154669616" text:style-name="L12">
        <text:list-item>
          <text:list>
            <text:list-item>
              <text:p text:style-name="P24">Link Layer switches</text:p>
            </text:list-item>
          </text:list>
        </text:list-item>
      </text:list>
      <text:p text:style-name="P2">Modern Ethernet LANS use star setup with each node connected to a central switch. A switch forwards information on the link layer to output links.</text:p>
      <text:p text:style-name="P2">The switch is <text:span text:style-name="T1">transparant </text:span>for other nodes. <text:tab/>Nodes send to nodes, not to the switch(for their idea)</text:p>
      <text:p text:style-name="P2"/>
      <text:p text:style-name="P2">Switch output link have buffers, just as in the case of routers.</text:p>
      <text:p text:style-name="P2"/>
      <text:p text:style-name="P1">Filtering and forwarding</text:p>
      <text:p text:style-name="P1">Filtering =<text:span text:style-name="T2"> deciding if packet should be dropped</text:span></text:p>
      <text:p text:style-name="P1">Forwarding = <text:span text:style-name="T2">Determining the output link for a frame.</text:span></text:p>
      <text:p text:style-name="P1"><text:span text:style-name="T2">Both are done with a </text:span>Switch table<text:span text:style-name="T2"> . Contrains entries for some but not necessary all of the nodes on <text:s/>the LAN.</text:span></text:p>
      <text:p text:style-name="P1"><text:span text:style-name="T2">An entry contains MAC address. The interface that leads toward the node. The time at which the entry was made in the switch table.</text:span></text:p>
      <text:p text:style-name="P1"><text:span text:style-name="T2"/></text:p>
      <text:p text:style-name="P1"><text:span text:style-name="T2">Although this reminds of the datagram forwarding, this is different because:</text:span></text:p>
      <text:list xml:id="list1189218263" text:style-name="L17">
        <text:list-item>
          <text:p text:style-name="P27"><text:span text:style-name="T2">use of MAC instead of IP</text:span></text:p>
        </text:list-item>
        <text:list-item>
          <text:p text:style-name="P27"><text:span text:style-name="T2">Constructed differently.</text:span></text:p>
        </text:list-item>
      </text:list>
      <text:p text:style-name="P1"><text:span text:style-name="T2"/></text:p>
      <text:p text:style-name="P1"><text:span text:style-name="T2">What if a frame with destination address DD-DD-DD-DD-DD-DD-DD-DD arrives at a switch on interface x</text:span></text:p>
      <text:p text:style-name="P1"><text:span text:style-name="T2">3 Things can happen:</text:span></text:p>
      <text:list xml:id="list533937114" text:style-name="L18">
        <text:list-item>
          <text:p text:style-name="P28"><text:span text:style-name="T2">There Is no entry for DD-DD-DD-DD-DD-DD-DD-DD. <text:s/>The switch forwards copies of th eframe to the output buffer of all interfaces except for interface x. So if there is no entry the switch</text:span> broadcasts <text:span text:style-name="T2"><text:s/>the frame.</text:span></text:p>
        </text:list-item>
        <text:list-item>
          <text:p text:style-name="P28"><text:span text:style-name="T2">There is an entry for DD-DD-DD-DD-DD-DD-DD-DD associated with interface x. Using the filtering function the frame gets dropped</text:span></text:p>
        </text:list-item>
        <text:list-item>
          <text:p text:style-name="P28"><text:span text:style-name="T2">There is an entry for DD-DD-DD-DD-DD-DD-DD-DD associated with an interface that is not x. The output buffer towards y is used.</text:span></text:p>
        </text:list-item>
      </text:list>
      <text:p text:style-name="P1"><text:span text:style-name="T2"/></text:p>
      <text:p text:style-name="P1"><text:span text:style-name="T2">But how do switches lear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637107091" text:style-name="L20">
        <text:list-item>
          <text:list>
            <text:list-item>
              <text:list>
                <text:list-item>
                  <text:p text:style-name="P29"><text:soft-page-break/>Self-learning</text:p>
                </text:list-item>
              </text:list>
            </text:list-item>
          </text:list>
        </text:list-item>
      </text:list>
      <text:p text:style-name="P2">Switches are self learning.</text:p>
      <text:p text:style-name="P2">As follows:</text:p>
      <text:list xml:id="list202810378" text:style-name="L21">
        <text:list-item>
          <text:p text:style-name="P15">Switch table is empty</text:p>
        </text:list-item>
        <text:list-item>
          <text:p text:style-name="P15">For each incoming frame the source address, <text:s/>time and interface are put in the entry table.</text:p>
        </text:list-item>
        <text:list-item>
          <text:p text:style-name="P15">If the <text:span text:style-name="T1">aging time</text:span> has gone past (= time in which no frames are received for a certain address) than it is forgotten.</text:p>
          <text:p text:style-name="P15"/>
          <text:p text:style-name="P15">Switches are <text:span text:style-name="T1"><text:s/>plug and play</text:span></text:p>
          <text:p text:style-name="P15">Switches are <text:span text:style-name="T1">full duplex</text:span></text:p>
          <text:p text:style-name="P15"><text:span text:style-name="T1"/></text:p>
        </text:list-item>
      </text:list>
      <text:list xml:id="list523560375" text:style-name="L22">
        <text:list-item>
          <text:list>
            <text:list-item>
              <text:list>
                <text:list-item>
                  <text:p text:style-name="P30">Properties of link layer switching.</text:p>
                </text:list-item>
              </text:list>
            </text:list-item>
          </text:list>
        </text:list-item>
      </text:list>
      <text:p text:style-name="P2">Advantages of switches in stead of broadcast hubs:</text:p>
      <text:p text:style-name="P2"/>
      <text:list xml:id="list302991982" text:style-name="L23">
        <text:list-item>
          <text:p text:style-name="P16">Eliminiation of colission. Switches buffer frames and never send more than one segment at a time on a linkn. The maximum aggregate throughput of a switch is the sum of all the switch interface rates.</text:p>
        </text:list-item>
        <text:list-item>
          <text:p text:style-name="P16">Heterogeneous links. A switch isolates links from eachother, so all can run on different media.</text:p>
        </text:list-item>
        <text:list-item>
          <text:p text:style-name="P16">Management. Enhances security but also eases network management. If a malfunctioning adapter keeps sending frames ( <text:span text:style-name="T1">= jabbering)</text:span> then the switch can detect it and disconnect the adapter. If a cable gets cut only the linked nodes to this cable are no longer reachable. Switches can gather statistics on bandwidth usage, collission rates and traffic types.</text:p>
        </text:list-item>
      </text:list>
      <text:p text:style-name="P2">BUT, security issue:</text:p>
      <text:p text:style-name="P1"><text:s/>Switch poisoning<text:span text:style-name="T2"> = filling the switch up with bogus MAC addresses so that the table is full and aal new messages need to be broadcasted, so that these messages can be sniffed ( this is not doable when the receiver is in the switch table).</text:span></text:p>
      <text:p text:style-name="P1"><text:span text:style-name="T2"/></text:p>
      <text:list xml:id="list1785671051" text:style-name="L24">
        <text:list-item>
          <text:list>
            <text:list-item>
              <text:list>
                <text:list-item>
                  <text:p text:style-name="P31">Switches Versus Routers</text:p>
                </text:list-item>
              </text:list>
            </text:list-item>
          </text:list>
        </text:list-item>
      </text:list>
      <text:p text:style-name="P2">routers are layer-3</text:p>
      <text:p text:style-name="P2">switchers are layer-2</text:p>
      <text:p text:style-name="P2"/>
      <text:p text:style-name="P2">Which one to choose? Switch or router?</text:p>
      <text:p text:style-name="P2"/>
      <text:p text:style-name="P2">Pros of switches:</text:p>
      <text:list xml:id="list1753086165" text:style-name="L25">
        <text:list-item>
          <text:p text:style-name="P17">Plug and play</text:p>
        </text:list-item>
        <text:list-item>
          <text:p text:style-name="P17">high filtering and forwarding rate</text:p>
        </text:list-item>
        <text:list-item>
          <text:p text:style-name="P17">Only have to process frames up to layer 2</text:p>
        </text:list-item>
      </text:list>
      <text:p text:style-name="P2">Cons of switches:</text:p>
      <text:list xml:id="list194865415" text:style-name="L26">
        <text:list-item>
          <text:p text:style-name="P18">The topology of a switched network should be like a spannign tree</text:p>
        </text:list-item>
        <text:list-item>
          <text:p text:style-name="P18">a large switched network will have large ARP tables and much ARP traffic</text:p>
        </text:list-item>
        <text:list-item>
          <text:p text:style-name="P18">no protection against broadcast storm</text:p>
        </text:list-item>
      </text:list>
      <text:p text:style-name="P2"/>
      <text:p text:style-name="P2">Pros of router:</text:p>
      <text:list xml:id="list690681499" text:style-name="L27">
        <text:list-item>
          <text:p text:style-name="P19">Are not restricted to spanning trees</text:p>
        </text:list-item>
        <text:list-item>
          <text:p text:style-name="P19">Use best path to source and destination</text:p>
        </text:list-item>
        <text:list-item>
          <text:p text:style-name="P19">Firewall against broadcast storms.</text:p>
        </text:list-item>
      </text:list>
      <text:p text:style-name="P2">Cons of router:</text:p>
      <text:list xml:id="list1508143532" text:style-name="L28">
        <text:list-item>
          <text:p text:style-name="P20">Process up to layer 3</text:p>
        </text:list-item>
        <text:list-item>
          <text:p text:style-name="P20">not plug and play</text:p>
        </text:list-item>
      </text:list>
      <text:p text:style-name="P2"/>
      <text:p text:style-name="P2"><text:soft-page-break/></text:p>
      <text:p text:style-name="P2"/>
      <text:p text:style-name="P2"><text:tab/><text:tab/><text:tab/>Hubs<text:tab/><text:tab/>Routers<text:tab/><text:tab/>Switches</text:p>
      <text:p text:style-name="P2">Traffic isolation <text:tab/>No<text:tab/><text:tab/>Yes<text:tab/><text:tab/><text:tab/>Yes</text:p>
      <text:p text:style-name="P2">Plug and play<text:tab/><text:tab/>Yes<text:tab/><text:tab/>No<text:tab/><text:tab/><text:tab/>Yes</text:p>
      <text:p text:style-name="P2">Optimal Routing<text:tab/>No<text:tab/><text:tab/>Yes<text:tab/><text:tab/><text:tab/>No</text:p>
      <text:p text:style-name="P2"/>
      <text:p text:style-name="P2">100 hosts: use switches</text:p>
      <text:p text:style-name="P2"/>
      <text:p text:style-name="P2">1000 hosts: use routers</text:p>
      <text:p text:style-name="P2"/>
      <text:p text:style-name="P2"/>
      <text:list xml:id="list771102935" text:style-name="L29">
        <text:list-item>
          <text:list>
            <text:list-item>
              <text:list>
                <text:list-item>
                  <text:p text:style-name="P32">Virtual Local Area Network (VLAN)</text:p>
                </text:list-item>
              </text:list>
            </text:list-item>
          </text:list>
        </text:list-item>
      </text:list>
      <text:p text:style-name="Standard">Most modern institutional LANs are often configured hierachically, with each workgroup having its own switched LAN connected to the switched LANs of other groups. Works great in ideal world, but real world often far from ideal.</text:p>
      <text:p text:style-name="Standard"/>
      <text:p text:style-name="Standard">Thee drawback from such an hierarchical configuration:</text:p>
      <text:list xml:id="list1830644662" text:style-name="L30">
        <text:list-item>
          <text:p text:style-name="P33">Lack of traffic isolation. Creates problems with security, but also makes part of the traffic ARP and DHCP messages in a rather large network. Better to replace the higher switches in the hierarchy with routers so that these messages dont' travel over the whole network.</text:p>
        </text:list-item>
        <text:list-item>
          <text:p text:style-name="P33">Inefficient use of switches In case lot of work groups are under one switch they might all need their own switch. But if these workgroups are rather little they can all be put in the same switch, but this does not help traffic isolation</text:p>
        </text:list-item>
        <text:list-item>
          <text:p text:style-name="P33">Managing Users: What if a user belongs to two groups? Or what if a user belongs to one group but moves to another group?</text:p>
        </text:list-item>
      </text:list>
      <text:p text:style-name="Standard"/>
      <text:p text:style-name="Standard">These difficulties can be resolved when using a switch that supports Virtual Local Area Network</text:p>
      <text:p text:style-name="Standard">In this case the switch's ports are divided into groups. Each group constitutes a VLAN with the ports in each VLAN becoming a broadcast domain. If a user at port x belongs to another group than was assigned to that port that port is just reconfigured to belong to the new group.</text:p>
      <text:p text:style-name="Standard"/>
      <text:p text:style-name="Standard">How can traffic now flow between the departments? By picking an empty port on the router and attaching it to the router. Now data from one department flows thorugh the switch, to the router and from the router to the interfaces of the destination apartment. Is easier with a switch and router combined.</text:p>
      <text:p text:style-name="Standard"/>
      <text:p text:style-name="P1">Vlan Trunking <text:span text:style-name="T2"><text:s/>= <text:s/>Switch linked to a switch via a trunking port. Using the VLAN tag it can be found out from which VLAN the data came.</text:span></text:p>
      <text:list xml:id="list1834883252" text:continue-list="list202810378" text:style-name="L21">
        <text:list-header>
          <text:p text:style-name="P15"><text:s/></text:p>
        </text:list-header>
      </text:list>
      <text:p text:style-name="P2"/>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22:27:52</meta:creation-date>
    <dc:date>2012-12-13T11:28:51</dc:date>
    <meta:editing-duration>PT19H7M6S</meta:editing-duration>
    <meta:editing-cycles>106</meta:editing-cycles>
    <meta:generator>LibreOffice/3.5$Linux_x86 LibreOffice_project/350m1$Build-2</meta:generator>
    <meta:document-statistic meta:table-count="0" meta:image-count="0" meta:object-count="0" meta:page-count="6" meta:paragraph-count="174" meta:word-count="2308" meta:character-count="11281" meta:non-whitespace-character-count="10838"/>
  </office:meta>
</office:document-meta>
</file>